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language="en" fo:country="US"/>
    </style:style>
    <style:style style:name="P2" style:family="paragraph" style:parent-style-name="Preformatted_20_Text">
      <style:paragraph-properties fo:text-align="justify" style:justify-single-word="false"/>
      <style:text-properties fo:language="en" fo:country="US"/>
    </style:style>
    <style:style style:name="P3" style:family="paragraph" style:parent-style-name="Preformatted_20_Text">
      <style:paragraph-properties fo:text-align="justify" style:justify-single-word="false"/>
      <style:text-properties fo:language="en" fo:country="US" officeooo:paragraph-rsid="0044bf11"/>
    </style:style>
    <style:style style:name="P4" style:family="paragraph" style:parent-style-name="Preformatted_20_Text">
      <style:paragraph-properties fo:text-align="justify" style:justify-single-word="false"/>
      <style:text-properties fo:language="en" fo:country="US" officeooo:paragraph-rsid="0054c2e2"/>
    </style:style>
    <style:style style:name="P5" style:family="paragraph" style:parent-style-name="Preformatted_20_Text">
      <style:paragraph-properties fo:text-align="justify" style:justify-single-word="false"/>
      <style:text-properties fo:language="en" fo:country="US" officeooo:paragraph-rsid="006148c6"/>
    </style:style>
    <style:style style:name="P6" style:family="paragraph" style:parent-style-name="Preformatted_20_Text">
      <style:paragraph-properties fo:text-align="justify" style:justify-single-word="false"/>
      <style:text-properties fo:language="en" fo:country="US" officeooo:paragraph-rsid="00948a1e"/>
    </style:style>
    <style:style style:name="P7" style:family="paragraph" style:parent-style-name="Preformatted_20_Text">
      <style:text-properties fo:language="en" fo:country="US" officeooo:paragraph-rsid="001863e5"/>
    </style:style>
    <style:style style:name="P8" style:family="paragraph" style:parent-style-name="Preformatted_20_Text">
      <style:text-properties fo:language="en" fo:country="US" officeooo:paragraph-rsid="001b2be2"/>
    </style:style>
    <style:style style:name="P9" style:family="paragraph" style:parent-style-name="Preformatted_20_Text">
      <style:text-properties fo:language="en" fo:country="US" officeooo:paragraph-rsid="003095f6"/>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12" style:family="paragraph" style:parent-style-name="Preformatted_20_Text">
      <style:text-properties fo:language="en" fo:country="US" fo:font-weight="bold" officeooo:paragraph-rsid="0043f1ab" style:font-weight-asian="bold" style:font-weight-complex="bold"/>
    </style:style>
    <style:style style:name="P13" style:family="paragraph" style:parent-style-name="Preformatted_20_Text">
      <style:paragraph-properties fo:text-align="start" style:justify-single-word="false"/>
      <style:text-properties fo:language="en" fo:country="US" fo:font-weight="bold" style:font-weight-asian="bold" style:font-weight-complex="bold"/>
    </style:style>
    <style:style style:name="P14" style:family="paragraph" style:parent-style-name="Preformatted_20_Text">
      <style:text-properties fo:language="en" fo:country="US" fo:font-weight="bold" officeooo:rsid="007aec4f" officeooo:paragraph-rsid="007aec4f" style:font-weight-asian="bold" style:font-weight-complex="bold"/>
    </style:style>
    <style:style style:name="P15" style:family="paragraph" style:parent-style-name="Preformatted_20_Text">
      <style:text-properties fo:language="en" fo:country="US" fo:font-weight="bold" officeooo:rsid="0082744d" officeooo:paragraph-rsid="0082744d" style:font-weight-asian="bold" style:font-weight-complex="bold"/>
    </style:style>
    <style:style style:name="P16" style:family="paragraph" style:parent-style-name="Preformatted_20_Text">
      <style:text-properties fo:language="en" fo:country="US" fo:font-weight="bold" officeooo:rsid="00a625f5" officeooo:paragraph-rsid="00a625f5" style:font-weight-asian="bold" style:font-weight-complex="bold"/>
    </style:style>
    <style:style style:name="P17"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18" style:family="paragraph" style:parent-style-name="Preformatted_20_Text">
      <style:text-properties fo:language="en" fo:country="US" fo:font-weight="bold" officeooo:rsid="00c0e860" officeooo:paragraph-rsid="00c0e860" style:font-weight-asian="bold" style:font-weight-complex="bold"/>
    </style:style>
    <style:style style:name="P19" style:family="paragraph" style:parent-style-name="Preformatted_20_Text">
      <style:paragraph-properties fo:text-align="center" style:justify-single-word="false"/>
      <style:text-properties fo:language="en" fo:country="US" officeooo:paragraph-rsid="006148c6"/>
    </style:style>
    <style:style style:name="P20" style:family="paragraph" style:parent-style-name="Preformatted_20_Text">
      <style:text-properties fo:language="en" fo:country="US" officeooo:paragraph-rsid="006166a6"/>
    </style:style>
    <style:style style:name="P21" style:family="paragraph" style:parent-style-name="Preformatted_20_Text">
      <style:text-properties fo:language="en" fo:country="US" officeooo:rsid="00779f50" officeooo:paragraph-rsid="00779f50"/>
    </style:style>
    <style:style style:name="P22" style:family="paragraph" style:parent-style-name="Preformatted_20_Text">
      <style:text-properties fo:language="en" fo:country="US" officeooo:rsid="0082744d" officeooo:paragraph-rsid="0082744d"/>
    </style:style>
    <style:style style:name="P23" style:family="paragraph" style:parent-style-name="Preformatted_20_Text">
      <style:text-properties fo:language="en" fo:country="US" officeooo:paragraph-rsid="0085a9e0"/>
    </style:style>
    <style:style style:name="P24" style:family="paragraph" style:parent-style-name="Preformatted_20_Text">
      <style:text-properties fo:language="en" fo:country="US" officeooo:paragraph-rsid="0087e79d"/>
    </style:style>
    <style:style style:name="P25" style:family="paragraph" style:parent-style-name="Preformatted_20_Text">
      <style:text-properties fo:language="en" fo:country="US" officeooo:paragraph-rsid="009133f8"/>
    </style:style>
    <style:style style:name="P26" style:family="paragraph" style:parent-style-name="Preformatted_20_Text">
      <style:text-properties fo:language="en" fo:country="US" officeooo:rsid="00a625f5" officeooo:paragraph-rsid="00a625f5"/>
    </style:style>
    <style:style style:name="P27" style:family="paragraph" style:parent-style-name="Preformatted_20_Text">
      <style:text-properties fo:language="en" fo:country="US" officeooo:paragraph-rsid="00aa8404"/>
    </style:style>
    <style:style style:name="P28" style:family="paragraph" style:parent-style-name="Preformatted_20_Text">
      <style:text-properties fo:language="en" fo:country="US" officeooo:paragraph-rsid="00afa36b"/>
    </style:style>
    <style:style style:name="P29" style:family="paragraph" style:parent-style-name="Preformatted_20_Text">
      <style:text-properties fo:language="en" fo:country="US" officeooo:paragraph-rsid="00b54258"/>
    </style:style>
    <style:style style:name="P30" style:family="paragraph" style:parent-style-name="Preformatted_20_Text">
      <style:paragraph-properties fo:text-align="justify" style:justify-single-word="false"/>
      <style:text-properties fo:language="en" fo:country="US" officeooo:rsid="00b6fce5" officeooo:paragraph-rsid="00b6fce5"/>
    </style:style>
    <style:style style:name="P31" style:family="paragraph" style:parent-style-name="Preformatted_20_Text">
      <style:text-properties fo:language="en" fo:country="US" officeooo:rsid="00c0e860" officeooo:paragraph-rsid="00c0e860"/>
    </style:style>
    <style:style style:name="P32" style:family="paragraph" style:parent-style-name="Preformatted_20_Text">
      <style:text-properties fo:font-size="14pt" fo:language="en" fo:country="US" fo:font-weight="bold" style:font-size-asian="14pt" style:font-weight-asian="bold" style:font-size-complex="14pt" style:font-weight-complex="bold"/>
    </style:style>
    <style:style style:name="P33"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4"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37" style:family="paragraph" style:parent-style-name="Preformatted_20_Text">
      <style:text-properties fo:font-size="14pt" fo:language="en" fo:country="US" fo:font-weight="bold" officeooo:paragraph-rsid="006bbd9e" style:font-size-asian="14pt" style:font-weight-asian="bold" style:font-size-complex="14pt" style:font-weight-complex="bold"/>
    </style:style>
    <style:style style:name="P3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39"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40" style:family="paragraph" style:parent-style-name="Preformatted_20_Text">
      <style:text-properties fo:font-size="14pt" fo:language="en" fo:country="US" fo:font-weight="bold" officeooo:rsid="003201e2" style:font-size-asian="14pt" style:font-weight-asian="bold" style:font-size-complex="14pt" style:font-weight-complex="bold"/>
    </style:style>
    <style:style style:name="P41"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42"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4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44"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45"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6"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47" style:family="paragraph" style:parent-style-name="Preformatted_20_Text">
      <style:text-properties style:font-name="Liberation Mono" fo:font-size="10pt" fo:language="en" fo:country="US" fo:font-weight="bold" officeooo:rsid="007fb41a" officeooo:paragraph-rsid="007fb41a" style:font-name-asian="NSimSun1" style:font-size-asian="10pt" style:font-weight-asian="bold" style:font-name-complex="Liberation Mono" style:font-size-complex="10pt" style:font-weight-complex="bold"/>
    </style:style>
    <style:style style:name="P48" style:family="paragraph" style:parent-style-name="Preformatted_20_Text">
      <style:text-properties style:font-name="Liberation Mono" fo:font-size="10pt" fo:language="en" fo:country="US" fo:font-weight="bold" officeooo:rsid="0082744d" officeooo:paragraph-rsid="0082744d" style:font-name-asian="NSimSun1" style:font-size-asian="10pt" style:font-weight-asian="bold" style:font-name-complex="Liberation Mono" style:font-size-complex="10pt" style:font-weight-complex="bold"/>
    </style:style>
    <style:style style:name="P49" style:family="paragraph" style:parent-style-name="Preformatted_20_Text">
      <style:text-properties style:font-name="Liberation Mono" fo:font-size="10pt" fo:language="en" fo:country="US" fo:font-weight="bold" officeooo:rsid="008759a6" officeooo:paragraph-rsid="008759a6" style:font-name-asian="NSimSun1" style:font-size-asian="10pt" style:font-weight-asian="bold" style:font-name-complex="Liberation Mono" style:font-size-complex="10pt" style:font-weight-complex="bold"/>
    </style:style>
    <style:style style:name="P50" style:family="paragraph" style:parent-style-name="Preformatted_20_Text">
      <style:text-properties style:font-name="Liberation Mono" fo:font-size="10pt" fo:language="en" fo:country="US" fo:font-weight="bold" officeooo:rsid="009535df" officeooo:paragraph-rsid="009535df" style:font-name-asian="NSimSun1" style:font-size-asian="10pt" style:font-weight-asian="bold" style:font-name-complex="Liberation Mono" style:font-size-complex="10pt" style:font-weight-complex="bold"/>
    </style:style>
    <style:style style:name="P51" style:family="paragraph" style:parent-style-name="Preformatted_20_Text">
      <style:text-properties style:font-name="Liberation Mono" fo:font-size="10pt" fo:language="en" fo:country="US" fo:font-weight="bold" officeooo:rsid="00896c31" officeooo:paragraph-rsid="00896c31" style:font-name-asian="NSimSun1" style:font-size-asian="10pt" style:font-weight-asian="bold" style:font-name-complex="Liberation Mono" style:font-size-complex="10pt" style:font-weight-complex="bold"/>
    </style:style>
    <style:style style:name="P52" style:family="paragraph" style:parent-style-name="Preformatted_20_Text">
      <style:text-properties style:font-name="Liberation Mono" fo:font-size="14pt" fo:language="en" fo:country="US" fo:font-weight="bold" officeooo:rsid="009c188c" officeooo:paragraph-rsid="009c188c" style:font-name-asian="NSimSun1" style:font-size-asian="14pt" style:font-weight-asian="bold" style:font-name-complex="Liberation Mono" style:font-size-complex="14pt" style:font-weight-complex="bold"/>
    </style:style>
    <style:style style:name="P53" style:family="paragraph" style:parent-style-name="Preformatted_20_Text">
      <style:text-properties fo:font-size="14pt" fo:language="en" fo:country="US" fo:font-weight="bold" officeooo:rsid="0082744d" officeooo:paragraph-rsid="0082744d" style:font-size-asian="14pt" style:font-weight-asian="bold" style:font-size-complex="14pt" style:font-weight-complex="bold"/>
    </style:style>
    <style:style style:name="P54" style:family="paragraph" style:parent-style-name="Preformatted_20_Text">
      <style:text-properties fo:language="en" fo:country="US" fo:font-weight="bold" style:font-weight-asian="bold" style:font-weight-complex="bold"/>
    </style:style>
    <style:style style:name="T1" style:family="text">
      <style:text-properties officeooo:rsid="0013c6bc"/>
    </style:style>
    <style:style style:name="T2" style:family="text">
      <style:text-properties officeooo:rsid="00151ae5"/>
    </style:style>
    <style:style style:name="T3" style:family="text">
      <style:text-properties officeooo:rsid="0016ac5f"/>
    </style:style>
    <style:style style:name="T4" style:family="text">
      <style:text-properties officeooo:rsid="001863e5"/>
    </style:style>
    <style:style style:name="T5" style:family="text">
      <style:text-properties style:font-name="Liberation Mono" fo:font-size="10pt" officeooo:rsid="001cc279" style:font-name-asian="NSimSun1" style:font-size-asian="10pt" style:font-name-complex="Liberation Mono" style:font-size-complex="10pt"/>
    </style:style>
    <style:style style:name="T6" style:family="text">
      <style:text-properties style:font-name="Liberation Mono" fo:font-size="10pt" officeooo:rsid="003095f6" style:font-name-asian="NSimSun1" style:font-size-asian="10pt" style:font-name-complex="Liberation Mono" style:font-size-complex="10pt"/>
    </style:style>
    <style:style style:name="T7" style:family="text">
      <style:text-properties style:font-name="Liberation Mono" fo:font-size="10pt" officeooo:rsid="00674b08" style:font-name-asian="NSimSun1" style:font-size-asian="10pt" style:font-name-complex="Liberation Mono" style:font-size-complex="10pt"/>
    </style:style>
    <style:style style:name="T8" style:family="text">
      <style:text-properties style:font-name="Liberation Mono" fo:font-size="10pt" officeooo:rsid="007aec4f" style:font-name-asian="NSimSun1" style:font-size-asian="10pt" style:font-name-complex="Liberation Mono" style:font-size-complex="10pt"/>
    </style:style>
    <style:style style:name="T9" style:family="text">
      <style:text-properties style:font-name="Liberation Mono" fo:font-size="10pt" officeooo:rsid="00b17cc0" style:font-name-asian="NSimSun1" style:font-size-asian="10pt" style:font-name-complex="Liberation Mono" style:font-size-complex="10pt"/>
    </style:style>
    <style:style style:name="T10" style:family="text">
      <style:text-properties style:font-name="Liberation Mono" fo:font-size="10pt" fo:font-weight="bold" officeooo:rsid="00aa8404" style:font-name-asian="NSimSun1" style:font-size-asian="10pt" style:font-weight-asian="bold" style:font-name-complex="Liberation Mono" style:font-size-complex="10pt" style:font-weight-complex="bold"/>
    </style:style>
    <style:style style:name="T11" style:family="text">
      <style:text-properties style:font-name="Liberation Mono" style:font-name-asian="NSimSun1" style:font-name-complex="Liberation Mono"/>
    </style:style>
    <style:style style:name="T12" style:family="text">
      <style:text-properties style:font-name="Liberation Mono" officeooo:rsid="00ab60cc" style:font-name-asian="NSimSun1" style:font-name-complex="Liberation Mono"/>
    </style:style>
    <style:style style:name="T13" style:family="text">
      <style:text-properties officeooo:rsid="0025018b"/>
    </style:style>
    <style:style style:name="T14" style:family="text">
      <style:text-properties officeooo:rsid="0026f954"/>
    </style:style>
    <style:style style:name="T15" style:family="text">
      <style:text-properties officeooo:rsid="002fcd6f"/>
    </style:style>
    <style:style style:name="T16" style:family="text">
      <style:text-properties officeooo:rsid="00330e81"/>
    </style:style>
    <style:style style:name="T17" style:family="text">
      <style:text-properties officeooo:rsid="0033ca58"/>
    </style:style>
    <style:style style:name="T18" style:family="text">
      <style:text-properties officeooo:rsid="0038426d"/>
    </style:style>
    <style:style style:name="T19" style:family="text">
      <style:text-properties officeooo:rsid="003fb0c7"/>
    </style:style>
    <style:style style:name="T20" style:family="text">
      <style:text-properties fo:font-weight="bold" style:font-weight-asian="bold" style:font-weight-complex="bold"/>
    </style:style>
    <style:style style:name="T21" style:family="text">
      <style:text-properties fo:font-weight="bold" officeooo:rsid="00aa8404" style:font-weight-asian="bold" style:font-weight-complex="bold"/>
    </style:style>
    <style:style style:name="T22" style:family="text">
      <style:text-properties officeooo:rsid="0043908d"/>
    </style:style>
    <style:style style:name="T23" style:family="text">
      <style:text-properties officeooo:rsid="0047932a"/>
    </style:style>
    <style:style style:name="T24" style:family="text">
      <style:text-properties officeooo:rsid="004c3c2f"/>
    </style:style>
    <style:style style:name="T25" style:family="text">
      <style:text-properties officeooo:rsid="0057055a"/>
    </style:style>
    <style:style style:name="T26" style:family="text">
      <style:text-properties officeooo:rsid="005a06f8"/>
    </style:style>
    <style:style style:name="T27" style:family="text">
      <style:text-properties officeooo:rsid="0063ea54"/>
    </style:style>
    <style:style style:name="T28" style:family="text">
      <style:text-properties officeooo:rsid="0066253c"/>
    </style:style>
    <style:style style:name="T29" style:family="text">
      <style:text-properties officeooo:rsid="00796f36"/>
    </style:style>
    <style:style style:name="T30" style:family="text">
      <style:text-properties officeooo:rsid="009133f8"/>
    </style:style>
    <style:style style:name="T31" style:family="text">
      <style:text-properties officeooo:rsid="009b44dd"/>
    </style:style>
    <style:style style:name="T32" style:family="text">
      <style:text-properties officeooo:rsid="00a00b63"/>
    </style:style>
    <style:style style:name="T33" style:family="text">
      <style:text-properties officeooo:rsid="00afa36b"/>
    </style:style>
    <style:style style:name="T34" style:family="text">
      <style:text-properties officeooo:rsid="00b39518"/>
    </style:style>
    <style:style style:name="T35" style:family="text">
      <style:text-properties officeooo:rsid="00b40a7a"/>
    </style:style>
    <style:style style:name="T36" style:family="text">
      <style:text-properties officeooo:rsid="00b54258"/>
    </style:style>
    <style:style style:name="T37" style:family="text">
      <style:text-properties officeooo:rsid="00b6a84d"/>
    </style:style>
    <style:style style:name="T38" style:family="text">
      <style:text-properties officeooo:rsid="00bb1f5a"/>
    </style:style>
    <style:style style:name="T39" style:family="text">
      <style:text-properties officeooo:rsid="00bd37d8"/>
    </style:style>
    <style:style style:name="T40" style:family="text">
      <style:text-properties officeooo:rsid="00c3455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4"/>
      <text:p text:style-name="P44"/>
      <text:p text:style-name="P44"/>
      <text:p text:style-name="P44"/>
      <text:p text:style-name="P44"/>
      <text:p text:style-name="P44"/>
      <text:p text:style-name="P46"><text:span text:style-name="T16">Protrekkr </text:span><text:span text:style-name="T17">v2.5.</text:span><text:span text:style-name="T12">5</text:span></text:p>
      <text:p text:style-name="P45"/>
      <text:p text:style-name="P45"><text:span text:style-name="T38">O</text:span><text:span text:style-name="T29">perating </text:span><text:span text:style-name="T38">M</text:span><text:span text:style-name="T16">anual</text:span></text:p>
      <text:p text:style-name="P21"/>
      <text:p text:style-name="P21"/>
      <text:p text:style-name="P21"/>
      <text:p text:style-name="P21"><text:s text:c="14"/>Written by Franck Charlet (charlet.franck@wanadoo.fr)</text:p>
      <text:p text:style-name="P1"/>
      <text:p text:style-name="P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0"><text:soft-page-break/>Introduction</text:p>
      <text:p text:style-name="P1"/>
      <text:p text:style-name="P2"><text:span text:style-name="T1">P</text:span>roTrekkr (formerly known as NoiseTrekker by Juan Antonio Arguelles Rius aka Arguru) is a tracker program combining a software synthesizer together with a traditional samples tracker which can (mainly) be used to create electronic music (like psytrance, trance goa, hard acid, IDM, chip, techno, <text:span text:style-name="T34">jungle</text:span>, etc.) for small sized intros, demos or games.</text:p>
      <text:p text:style-name="P2"/>
      <text:p text:style-name="P1">The tracker is available for Windows, Linux, Mac OS X, <text:span text:style-name="T2">FreeBSD, </text:span><text:span text:style-name="T4">Amiga OS4</text:span><text:span text:style-name="T2">, </text:span><text:span text:style-name="T3">AROS</text:span><text:span text:style-name="T2"> &amp; Haiku OS.</text:span></text:p>
      <text:p text:style-name="P1"/>
      <text:p text:style-name="P10">Main features:</text:p>
      <text:p text:style-name="P1"/>
      <text:p text:style-name="P1">- 16 multi-notes tracks (with 256 virtual channels).</text:p>
      <text:p text:style-name="P1">- <text:span text:style-name="T40">Up to </text:span><text:span text:style-name="T35">4 effects per track.</text:span></text:p>
      <text:p text:style-name="P1">- Samples editor (can load up to 64 bits stereo samples).</text:p>
      <text:p text:style-name="P1">- Patterns based tracker style sequencer.</text:p>
      <text:p text:style-name="P1">- Synthesizer with custom waveforms support.</text:p>
      <text:p text:style-name="P1">- Samples loop editor.</text:p>
      <text:p text:style-name="P1">- 2 303s units.</text:p>
      <text:p text:style-name="P1">- Cubic spline interpolation.</text:p>
      <text:p text:style-name="P1">- Wav files import/export.</text:p>
      <text:p text:style-name="P1">- 16 or 32 bits wav rendering.</text:p>
      <text:p text:style-name="P7">- Multi effects engine with reverb, distortion, filters, delay, EQs, flanger, </text:p>
      <text:p text:style-name="P7"><text:s text:c="2"/>etc.</text:p>
      <text:p text:style-name="P1">- Fully customizable 10 combs reverb.</text:p>
      <text:p text:style-name="P1">- Midi in/out support.</text:p>
      <text:p text:style-name="P1">- Protracker .mod files import.</text:p>
      <text:p text:style-name="P29">- Samples compressor handling Gsm/Mp3/TrueSpeech/ADPCM/8 Bit/<text:span text:style-name="T36">WavPack</text:span></text:p>
      <text:p text:style-name="P29"><text:s text:c="2"/>(<text:span text:style-name="T5">only on Windows</text:span>).</text:p>
      <text:p text:style-name="P8">- Replay routine source code to be included &amp; used inside your own programs</text:p>
      <text:p text:style-name="P1"><text:s text:c="2"/>(Also featuring a replay routine for the PlayStation Portable).</text:p>
      <text:p text:style-name="P1">- Winamp/XMPlay plugin available.</text:p>
      <text:p text:style-name="P1">- And maybe more...</text:p>
      <text:p text:style-name="P1"/>
      <text:p text:style-name="P2">This is a FREEWARE tool, this means that you can use it for whatever you want and for free. There's NO GUARANTEE that this program will perform well or even run on your computer.</text:p>
      <text:p text:style-name="P41"/>
      <text:p text:style-name="P41">Minimum requirements</text:p>
      <text:p text:style-name="P33"/>
      <text:p text:style-name="P2">The tracker can be quite CPU intensive (especially when the CPU have to handle visuals as well but nowadays most of that is done on GPUs), a 1.5ghz processor may be the bare minimum when replaying heavy modules (16 tracks all effects/polyphony on).</text:p>
      <text:p text:style-name="P2"/>
      <text:p text:style-name="P2">The only computer running under Mac OS X i have is a dual 450Mhz G4 and it doesn't make <text:span text:style-name="T37">it </text:span>at all, there's a lot of hiccups (although the system monitor doesn't show more than 60% usage for both CPU so i may have made a mistake somewhere).</text:p>
      <text:p text:style-name="P2"/>
      <text:p text:style-name="P34">How to install (Windows only)</text:p>
      <text:p text:style-name="P2"/>
      <text:p text:style-name="P2"><text:span text:style-name="T13">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6"/>
      <text:p text:style-name="P36"/>
      <text:p text:style-name="P36"/>
      <text:p text:style-name="P36"><text:soft-page-break/></text:p>
      <text:p text:style-name="P36"/>
      <text:p text:style-name="P36">Compressed modules (.ptp)</text:p>
      <text:p text:style-name="P2"/>
      <text:p text:style-name="P2">These modules can be recognized as they're using the ".ptp" extension (regular modules use ".ptk"), they can’<text:span text:style-name="T14">t</text:span> be reloaded inside the tracker, <text:span text:style-name="T14">but the musician can simulate the compression of the samples </text:span><text:span text:style-name="T15">(or per sample) </text:span><text:span text:style-name="T14">within the tracker.</text:span></text:p>
      <text:p text:style-name="P2"/>
      <text:p text:style-name="P2">While these files may have a bigger size than their .ptk counterparts, they're internally organized to maximize packing ratio so using any generic data compressor on them will produce a much smaller file than what could be achieved by packing a .ptk file.</text:p>
      <text:p text:style-name="P2"/>
      <text:p text:style-name="P1">There are two commands related to compressed modules in the tracker:</text:p>
      <text:p text:style-name="P1"/>
      <text:p text:style-name="P1">- "<text:span text:style-name="T20">Save .ptp</text:span>":</text:p>
      <text:p text:style-name="P1"><text:s text:c="2"/>Create a module with extension ".ptp" in the current directory.</text:p>
      <text:p text:style-name="P1"/>
      <text:p text:style-name="P1">- "<text:span text:style-name="T20">Calc .ptp size</text:span>":</text:p>
      <text:p text:style-name="P9"><text:s text:c="2"/>Calculate (roughly) the size that the module would take once used in <text:span text:style-name="T6">your </text:span></text:p>
      <text:p text:style-name="P9"><text:span text:style-name="T6"><text:s text:c="2"/>program</text:span>.</text:p>
      <text:p text:style-name="P1"/>
      <text:p text:style-name="P1">Note that compressed modules generated on big endian platforms and little endian</text:p>
      <text:p text:style-name="P1">ones aren't compatible between them.</text:p>
      <text:p text:style-name="P1"/>
      <text:p text:style-name="P2">Samples inside .ptp modules can be packed, the user have the ability to select the packing algorithm which <text:span text:style-name="T18">wi</text:span>ll be used on a per sample basis, the available compression schemes are all “lossy”.</text:p>
      <text:p text:style-name="P2"/>
      <text:p text:style-name="P17">Internal:</text:p>
      <text:p text:style-name="P30">Wavpack based compression.</text:p>
      <text:p text:style-name="P2"/>
      <text:p text:style-name="P10">GSM:</text:p>
      <text:p text:style-name="P1">Suitable for drums/snares.</text:p>
      <text:p text:style-name="P1"/>
      <text:p text:style-name="P10">MP3:</text:p>
      <text:p text:style-name="P1">Suitable for longer samples like cymbals (it's tuned to pack at 64kbits).</text:p>
      <text:p text:style-name="P1"/>
      <text:p text:style-name="P10">ADPCM:</text:p>
      <text:p text:style-name="P1">Can give better result than GSM (but samples are a bit bigger).</text:p>
      <text:p text:style-name="P1"/>
      <text:p text:style-name="P10">True Speech:</text:p>
      <text:p text:style-name="P1">Suitable for human voices</text:p>
      <text:p text:style-name="P1">(you can use some track effects to cover the radio like quality).</text:p>
      <text:p text:style-name="P1"/>
      <text:p text:style-name="P10">At3 (PSP Only):</text:p>
      <text:p text:style-name="P1">This one is similar to MP3 compression, it will be handled in the PSP</text:p>
      <text:p text:style-name="P1">replay routine only (but it's not handled yet).</text:p>
      <text:p text:style-name="P1"/>
      <text:p text:style-name="P10">8 Bit:</text:p>
      <text:p text:style-name="P1">The samples (every 2 samples in fact) are packed to 8 bits</text:p>
      <text:p text:style-name="P1">and interpolated to 16 bits when depacked this give a bit better results</text:p>
      <text:p text:style-name="P1">than adpcm but compress less.</text:p>
      <text:p text:style-name="P1"/>
      <text:p text:style-name="P10">None:</text:p>
      <text:p text:style-name="P1">Suitable for very short (chiptune like) samples (if you want to keep quality).</text:p>
      <text:p text:style-name="P2">Note that this is the only way to save packed samples if the tracke<text:span text:style-name="T19">r </text:span>has been compiled without codecs supports.</text:p>
      <text:p text:style-name="P2"/>
      <text:p text:style-name="P1">The .ptp are the only modules format recognized by the replay routine.</text:p>
      <text:p text:style-name="P1"/>
      <text:p text:style-name="P1"/>
      <text:p text:style-name="P10"><text:soft-page-break/>Note:</text:p>
      <text:p text:style-name="P2">The MP3 compression might not work on a bare bone Windows 2000 (it works on any others).</text:p>
      <text:p text:style-name="P2"/>
      <text:p text:style-name="P10">Note2:</text:p>
      <text:p text:style-name="P1">When a packing is selected for a sample (other than none) samples are reconstructed by interpolation.</text:p>
      <text:p text:style-name="P1"/>
      <text:p text:style-name="P2">Alongside with the .ptp are the optional .psm files which contain synchro informations related to the effect "07" used within the patterns; The .psm file format is as follow:</text:p>
      <text:p text:style-name="P2"/>
      <text:p text:style-name="P1">Header:</text:p>
      <text:p text:style-name="P1"/>
      <text:p text:style-name="P1">1.w: number of synchros data entries</text:p>
      <text:p text:style-name="P1"/>
      <text:p text:style-name="P1">Synchro data:</text:p>
      <text:p text:style-name="P1"/>
      <text:p text:style-name="P1">1.b: position</text:p>
      <text:p text:style-name="P1">1.b: row</text:p>
      <text:p text:style-name="P1">1.b: fx data (as specified within the tracker)</text:p>
      <text:p text:style-name="P1"/>
      <text:p text:style-name="P10">Note:</text:p>
      <text:p text:style-name="P1">The fx data part is removed from the .ptp files and moved to the .psm files</text:p>
      <text:p text:style-name="P1">and only one fx per position/row is saved.</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FAQ/Troubleshooting</text:p>
      <text:p text:style-name="P1"/>
      <text:p text:style-name="P11">Q&gt; No Fasttracker support, no 53194 tracks ? No etc...?, "m... i dont like the gui, the key shortcuts, you should have to..."</text:p>
      <text:p text:style-name="P11"/>
      <text:p text:style-name="P1">A1&gt; Get a compiler and code the best tracker ever. I'm sure you'll do fine.</text:p>
      <text:p text:style-name="P1">A2&gt; Use fastracker, impulse tracker, buzz or whatever stuff you want.</text:p>
      <text:p text:style-name="P1">A3&gt; Use your browser and search for some stuff...</text:p>
      <text:p text:style-name="P1"/>
      <text:p text:style-name="P10">Q&gt; I Cannot run the program! Any idea ?</text:p>
      <text:p text:style-name="P10"/>
      <text:p text:style-name="P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22">any other </text:span>Windows. Also, might not work with some goofy gfx/sfx cards.</text:p>
      <text:p text:style-name="P2"/>
      <text:p text:style-name="P12">Q&gt; Well, the program runs ok but ... how I can quit it ?</text:p>
      <text:p text:style-name="P10"/>
      <text:p text:style-name="P2">A&gt; Click 2 times on the exit button. Or just close the window if you're running ptk in windows mode. Alternatively, you can also use the key combo: LALT + F4.</text:p>
      <text:p text:style-name="P2"/>
      <text:p text:style-name="P10">Q&gt; Ehh Everything sounds clicks, distorted and weird !!?</text:p>
      <text:p text:style-name="P10"/>
      <text:p text:style-name="P3">Plan A&gt; Try to use higher latency in Misc. Setup section. This means that the CPU is not having enough time to render/fill the audio buffer data, and this produce<text:span text:style-name="T23">s</text:span> clicking… </text:p>
      <text:p text:style-name="P3">Plan B&gt; Buy a faster computer.</text:p>
      <text:p text:style-name="P1"/>
      <text:p text:style-name="P10">Q&gt; How I play 303 patterns in ptk ?</text:p>
      <text:p text:style-name="P10"/>
      <text:p text:style-name="P2">A&gt; Use ptk command 31xy and 32xy. 31xy will trigger pattern 'y' (1-8) from bank 'x' (A-D) from the first 303 unit (ptk has got 2 303 units, just like Rebirth).</text:p>
      <text:p text:style-name="P2"/>
      <text:p text:style-name="P1">Example:</text:p>
      <text:p text:style-name="P1"/>
      <text:p text:style-name="P1">--- .. .. .. 31A3.... </text:p>
      <text:p text:style-name="P1">--- .. .. .. 0000....</text:p>
      <text:p text:style-name="P1">--- .. .. .. 0000....</text:p>
      <text:p text:style-name="P1">--- .. .. .. 0000....</text:p>
      <text:p text:style-name="P1">Off .. .. .. 0000.... </text:p>
      <text:p text:style-name="P1"/>
      <text:p text:style-name="P1">The 303 unit 1 will be assigned to the track 0 stream.</text:p>
      <text:p text:style-name="P1"/>
      <text:p text:style-name="P2">This means, that panning, fx setup, filter settings of the track will be applied to the sound of the 303 unit 1.</text:p>
      <text:p text:style-name="P2"/>
      <text:p text:style-name="P2">To play the second 303 unit, use the same method but with 32xy command instead of 31. To stop 303 playing (patterns are played "looped" continuously) just put a note off (<text:span text:style-name="T24">r</text:span>ight shift key) on the track were it was triggered.</text:p>
      <text:p text:style-name="P2"/>
      <text:p text:style-name="P2">Also, using -3100- or -3200- will replay the patterns that are currently selected on the 303 editor. Can be handy while composing basslines.</text:p>
      <text:p text:style-name="P2"/>
      <text:p text:style-name="P2">Btw: 303 engine will not "eat" the track sampler/csynth engine, so you can have both playing ex. a bassdrum and a 303 line on the same track.</text:p>
      <text:p text:style-name="P2"/>
      <text:p text:style-name="P2">Also, both 303 units can be triggered in the same track. Well, just play with them :].</text:p>
      <text:p text:style-name="P2"/>
      <text:p text:style-name="P10">Q&gt; Oh!, the 303 sounds great, will you code a 'buzz' port ?</text:p>
      <text:p text:style-name="P10"/>
      <text:p text:style-name="P1">A&gt; Nope.</text:p>
      <text:p text:style-name="P1"><text:soft-page-break/></text:p>
      <text:p text:style-name="P10">Q&gt; How I can record 303 or the tracks tweakings on the fly ?</text:p>
      <text:p text:style-name="P10"/>
      <text:p text:style-name="P2">A&gt; Press the "Live Rec: OFF" (top/left of the screen) button and, voila, the 303 tweakings or current track are auto-filled on pattern while the tune is being played.</text:p>
      <text:p text:style-name="P2"/>
      <text:p text:style-name="P10">Q&gt; How I can alter 303s CutOff, Resonance, etc.. on the pattern while playing ?</text:p>
      <text:p text:style-name="P10"/>
      <text:p text:style-name="P4">A&gt; Easy, just use the 303 special pattern commands. They're very useful to automatize 303 stuff.</text:p>
      <text:p text:style-name="P2"/>
      <text:p text:style-name="P13">Q&gt; How to use Midi In/Out ?</text:p>
      <text:p text:style-name="P13"/>
      <text:p text:style-name="P2">A&gt; First of all, midi in &amp; out capabilities of this program are rather “primitive* to say the least.</text:p>
      <text:p text:style-name="P2"/>
      <text:p text:style-name="P1">Follow these steps:</text:p>
      <text:p text:style-name="P1"/>
      <text:p text:style-name="P2">1 - Go to Misc. Setup section and select a midi in or out device to use (ptk only supports one device at a time).</text:p>
      <text:p text:style-name="P2"/>
      <text:p text:style-name="P2">2 - Go to instrument section, and select a MIDI PRG (the default is N/A, which <text:span text:style-name="T25">m</text:span>eans no midi program selected).</text:p>
      <text:p text:style-name="P2"/>
      <text:p text:style-name="P2">3 - Go to track section and here u can assign a midi channel to each track of ptk.</text:p>
      <text:p text:style-name="P2"/>
      <text:p text:style-name="P2">4 - Play notes :]. Note off works. F'x' note cut command also works too, and note-volume command (speed) is supported.</text:p>
      <text:p text:style-name="P2"/>
      <text:p text:style-name="P2">Also, you can change midi controllers in the tracker, using '90' in the panning row:</text:p>
      <text:p text:style-name="P2"/>
      <text:p text:style-name="P1">ex:</text:p>
      <text:p text:style-name="P1"/>
      <text:p text:style-name="P1">C-3 02 .. .. 0000....</text:p>
      <text:p text:style-name="P1">--- .. .. 90 xxyy.... </text:p>
      <text:p text:style-name="P1">--- .. .. .. 0000.... <text:s text:c="2"/>of the controller n.'xx' to 'yy' (both in hex)</text:p>
      <text:p text:style-name="P1">--- .. .. .. 0000....</text:p>
      <text:p text:style-name="P1"/>
      <text:p text:style-name="P1">So:</text:p>
      <text:p text:style-name="P1"/>
      <text:p text:style-name="P1">--- .. .. 90 2040.... <text:s text:c="2"/>will set the controller number $20(32) to <text:span text:style-name="T26">value </text:span>$40(64).</text:p>
      <text:p text:style-name="P1"/>
      <text:p text:style-name="P2">You will need the midi implementation table of your gear to know what you can change with midi controller messages. Probably, it's located at the end of the manual =].</text:p>
      <text:p text:style-name="P2"/>
      <text:p text:style-name="P10">Q&gt; Audio &amp; Midi are not synchronized, what I can do ?</text:p>
      <text:p text:style-name="P10"/>
      <text:p text:style-name="P1">A1&gt; Buy a commercial software package.</text:p>
      <text:p text:style-name="P2">A2&gt; Well, there is a nasty trick to synchronize both. It's a bit hardcore but work with me:</text:p>
      <text:p text:style-name="P2"/>
      <text:p text:style-name="P2">Simply put one line down to all midi notes on your pattern (use Insert key) and go to 'Misc. Setup', adjust the latency and just search a value that will make sound sync both audio/midi.</text:p>
      <text:p text:style-name="P2"/>
      <text:p text:style-name="P11">Q&gt; The stock Sin/Saw/Pulse and Rnd waveforms are too simple/common, is there a way to use something more complex/rich ?</text:p>
      <text:p text:style-name="P11"/>
      <text:p text:style-name="P2">A&gt; You have to ability to redirect the waveforms of the instruments through the synth pipe by selecting the "wav" option for the oscillator you're using for <text:soft-page-break/>this synth instrument, samples can be used as wavetables to replace the stock signals.</text:p>
      <text:p text:style-name="P2"/>
      <text:p text:style-name="P10">Q&gt; Will you support VST instruments in a future?</text:p>
      <text:p text:style-name="P10"/>
      <text:p text:style-name="P5">A&gt; Yes, as specified here http://code.google.com/p/protrekkr/issues/list but that's not really a priority, the main goal of the tracker is to be a all-in-one program with a compact &amp; re-usable replay rout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9"/>
      <text:p text:style-name="P1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span text:style-name="T1">T</text:span>he sequencer</text:p>
      <text:p text:style-name="P5"/>
      <text:p text:style-name="P5">The sequencer used in ptk is a little bit different from those usually found in other trackers, the user have the ability to re-use patterns with different tracks playing state configurations:</text:p>
      <text:p text:style-name="P2"/>
      <text:p text:style-name="P5">Tracks can be turned on/off by left clicking on their digits. (Inactive tracks will be displayed with a darker font color). (Right clicking will solo/unmute all tracks alternatively).</text:p>
      <text:p text:style-name="P2"><text:s text:c="7"/><text:span text:style-name="T28">|</text:span></text:p>
      <text:p text:style-name="P1">000 <text:s text:c="3"/>| <text:s text:c="12"/>000</text:p>
      <text:p text:style-name="P1">000 <text:s text:c="3"/>| <text:s text:c="12"/>000</text:p>
      <text:p text:style-name="P1">000 <text:s text:c="3"/>| <text:s text:c="12"/>000</text:p>
      <text:p text:style-name="P1">000 01234567 <text:s text:c="8"/>001</text:p>
      <text:p text:style-name="P1">001 01234567 <text:s text:c="8"/>002</text:p>
      <text:p text:style-name="P1">002 0123-567 <text:s text:c="8"/>003</text:p>
      <text:p text:style-name="P20">003 012-4-67 <text:s text:c="8"/>003 <text:s/><text:span text:style-name="T39">S</text:span>ong position 3 with it's 3th and 5th tracks disabled.</text:p>
      <text:p text:style-name="P1"><text:span text:style-name="T27">|</text:span> <text:s text:c="19"/>| <text:s text:c="4"/></text:p>
      <text:p text:style-name="P1">| <text:s text:c="19"/>| <text:s text:c="4"/></text:p>
      <text:p text:style-name="P1">| <text:s text:c="19"/>|</text:p>
      <text:p text:style-name="P1">| <text:s text:c="19"/>|</text:p>
      <text:p text:style-name="P1">| <text:s text:c="19"/>Click Left or right mouse button on the right digits to</text:p>
      <text:p text:style-name="P1">| <text:s text:c="19"/>increase the pattern associated with the current position</text:p>
      <text:p text:style-name="P1">|</text:p>
      <text:p text:style-name="P1">Click on the position to <text:span text:style-name="T7">move </text:span>the sequencer on it.</text:p>
      <text:p text:style-name="P1"/>
      <text:p text:style-name="P1">(The mouse wheel can also be used to scroll through positions sequ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
      <text:p text:style-name="P37"/>
      <text:p text:style-name="P37"/>
      <text:p text:style-name="P37"/>
      <text:p text:style-name="P37"/>
      <text:p text:style-name="P37"><text:soft-page-break/>The effects</text:p>
      <text:p text:style-name="P1"/>
      <text:p text:style-name="P1">Command '<text:span text:style-name="T20">0000</text:span>': <text:span text:style-name="T20">No Effect</text:span></text:p>
      <text:p text:style-name="P1"/>
      <text:p text:style-name="P1">Command '<text:span text:style-name="T20">01xx</text:span>': <text:span text:style-name="T20">Pitch Up</text:span> (Disabled when using Arpeggio or Vibrato)</text:p>
      <text:p text:style-name="P1"/>
      <text:p text:style-name="P1">xx = Speed</text:p>
      <text:p text:style-name="P1"/>
      <text:p text:style-name="P1">Command '<text:span text:style-name="T20">02xx</text:span>': <text:span text:style-name="T20">Pitch Down</text:span> (Disabled when using Arpeggio or Vibrato)</text:p>
      <text:p text:style-name="P1"/>
      <text:p text:style-name="P1">xx = Speed</text:p>
      <text:p text:style-name="P1"/>
      <text:p text:style-name="P1">Command '<text:span text:style-name="T20">03xx</text:span>': <text:span text:style-name="T20">Set Volume</text:span></text:p>
      <text:p text:style-name="P1"/>
      <text:p text:style-name="P1">xx = Volume level</text:p>
      <text:p text:style-name="P1"/>
      <text:p text:style-name="P1">Command '<text:span text:style-name="T20">04xx</text:span>': <text:span text:style-name="T20">Trance Slicer</text:span></text:p>
      <text:p text:style-name="P1"/>
      <text:p text:style-name="P1">xx = Delay ticks before muting the volume (from 0 to 6) (note that the volume stays muted at the next rows)</text:p>
      <text:p text:style-name="P1"/>
      <text:p text:style-name="P1">Command '<text:span text:style-name="T20">05xx</text:span>': <text:span text:style-name="T20">Glider</text:span> (Disabled when using Arpeggio or Vibrato)</text:p>
      <text:p text:style-name="P1"/>
      <text:p text:style-name="P1">xx = Speed</text:p>
      <text:p text:style-name="P1"/>
      <text:p text:style-name="P1">Command '<text:span text:style-name="T20">06xx</text:span>': <text:span text:style-name="T20">Pattern Loop</text:span></text:p>
      <text:p text:style-name="P1"/>
      <text:p text:style-name="P1">00 = Sets the loop point</text:p>
      <text:p text:style-name="P1">xx = Loops xx times</text:p>
      <text:p text:style-name="P1"/>
      <text:p text:style-name="P1">Command '<text:span text:style-name="T20">07xx</text:span>': <text:span text:style-name="T20">FX Synchro</text:span></text:p>
      <text:p text:style-name="P1"/>
      <text:p text:style-name="P1">xx = Any data</text:p>
      <text:p text:style-name="P1"/>
      <text:p text:style-name="P1">Command '<text:span text:style-name="T20">08xx</text:span>': <text:span text:style-name="T20">Set Filter Cut Off</text:span></text:p>
      <text:p text:style-name="P1"/>
      <text:p text:style-name="P1">xx = Cut Off level</text:p>
      <text:p text:style-name="P1"/>
      <text:p text:style-name="P1">Command '<text:span text:style-name="T20">09xx</text:span>': <text:span text:style-name="T20">Set Sample Play Offset</text:span> (256 bytes steps)</text:p>
      <text:p text:style-name="P1"/>
      <text:p text:style-name="P1">xx = Offset</text:p>
      <text:p text:style-name="P1"/>
      <text:p text:style-name="P1">Command '<text:span text:style-name="T20">0Axx</text:span>': <text:span text:style-name="T20">Randomize Filter Cut Off</text:span></text:p>
      <text:p text:style-name="P1"/>
      <text:p text:style-name="P1">xx = Amplitude</text:p>
      <text:p text:style-name="P1"/>
      <text:p text:style-name="P1">Command '<text:span text:style-name="T20">0Bxx</text:span>': <text:span text:style-name="T20">Filter Cut Off Slide Up</text:span></text:p>
      <text:p text:style-name="P1"/>
      <text:p text:style-name="P1">xx = Speed</text:p>
      <text:p text:style-name="P1"/>
      <text:p text:style-name="P1">Command '<text:span text:style-name="T20">0Cxx</text:span>': <text:span text:style-name="T20">Filter Cut Off Slide Down</text:span></text:p>
      <text:p text:style-name="P1"/>
      <text:p text:style-name="P1">xx = Speed</text:p>
      <text:p text:style-name="P1"/>
      <text:p text:style-name="P1">Command '<text:span text:style-name="T20">0Dxx</text:span>': Jump To Next Sequencer Position (aka Pattern Break)</text:p>
      <text:p text:style-name="P1"/>
      <text:p text:style-name="P1">xx = Pattern row</text:p>
      <text:p text:style-name="P1"/>
      <text:p text:style-name="P1">Command '<text:span text:style-name="T20">0Exx</text:span>': <text:span text:style-name="T20">Note Retrigger</text:span></text:p>
      <text:p text:style-name="P1"/>
      <text:p text:style-name="P1">xx = Tick</text:p>
      <text:p text:style-name="P1"/>
      <text:p text:style-name="P1"/>
      <text:p text:style-name="P1"><text:soft-page-break/>Command '<text:span text:style-name="T20">0Fxx</text:span>': <text:span text:style-name="T20">Set Number Of Ticks Per Beat</text:span></text:p>
      <text:p text:style-name="P1"/>
      <text:p text:style-name="P1">xx = Ticks</text:p>
      <text:p text:style-name="P1"/>
      <text:p text:style-name="P1">Command '<text:span text:style-name="T20">10xx</text:span>': <text:span text:style-name="T20">Set Delay/Echo Send</text:span></text:p>
      <text:p text:style-name="P1"/>
      <text:p text:style-name="P1">xx = Send Level</text:p>
      <text:p text:style-name="P1"/>
      <text:p text:style-name="P1">Command '<text:span text:style-name="T20">11xx</text:span>': <text:span text:style-name="T20">Set Reverb Send</text:span></text:p>
      <text:p text:style-name="P1"/>
      <text:p text:style-name="P1">xx = Send Level</text:p>
      <text:p text:style-name="P1"/>
      <text:p text:style-name="P1">Command '<text:span text:style-name="T20">12xx</text:span>': <text:span text:style-name="T20">Set Distortion Threshold</text:span></text:p>
      <text:p text:style-name="P1"/>
      <text:p text:style-name="P1">xx = Threshold Level</text:p>
      <text:p text:style-name="P1"/>
      <text:p text:style-name="P1">Command '<text:span text:style-name="T20">13xx</text:span>': <text:span text:style-name="T20">Set Distortion Clamp</text:span></text:p>
      <text:p text:style-name="P1"/>
      <text:p text:style-name="P1">xx = Clamp Level</text:p>
      <text:p text:style-name="P1"/>
      <text:p text:style-name="P1">Command '<text:span text:style-name="T20">14xx</text:span>': <text:span text:style-name="T20">Set Filter Resonance</text:span></text:p>
      <text:p text:style-name="P1"/>
      <text:p text:style-name="P1">xx = Resonance Level</text:p>
      <text:p text:style-name="P1"/>
      <text:p text:style-name="P1">Command '<text:span text:style-name="T20">15xx</text:span>': <text:span text:style-name="T20">Set Filter Type</text:span></text:p>
      <text:p text:style-name="P1"/>
      <text:p text:style-name="P1">xx = Filter to use</text:p>
      <text:p text:style-name="P1"/>
      <text:p text:style-name="P1">00 = LoPass -12db filter</text:p>
      <text:p text:style-name="P1">01 = HiPass filter</text:p>
      <text:p text:style-name="P1">02 = BandPass filter</text:p>
      <text:p text:style-name="P1">03 = BandReject filter</text:p>
      <text:p text:style-name="P1">04 = No Filter</text:p>
      <text:p text:style-name="P1">05 = LoPass -24db filter</text:p>
      <text:p text:style-name="P1">06 = LoPass -48db filter</text:p>
      <text:p text:style-name="P1">07 = LP-24 [Stereo] filter</text:p>
      <text:p text:style-name="P1">08 = A. Mod. [Mono] filter</text:p>
      <text:p text:style-name="P1">09 = A. Mod. [Stereo] filter</text:p>
      <text:p text:style-name="P1">0A = Single [Mono] filter</text:p>
      <text:p text:style-name="P1">0B = Single [Stereo] filter</text:p>
      <text:p text:style-name="P1">0C = ParaEq -15db filter</text:p>
      <text:p text:style-name="P1">0D = ParaEq -6db filter</text:p>
      <text:p text:style-name="P1">0E = ParaEq +6db filter</text:p>
      <text:p text:style-name="P1">0F = ParaEq +15db filter</text:p>
      <text:p text:style-name="P1">10 = Custom Delta filter</text:p>
      <text:p text:style-name="P1">11 = Comp. Distort L filter</text:p>
      <text:p text:style-name="P1">12 = Comp. Distort M filter</text:p>
      <text:p text:style-name="P1">13 = Comp. Distort H filter</text:p>
      <text:p text:style-name="P1">14 = Comp. Distort filter</text:p>
      <text:p text:style-name="P1">15 = W-HP12 [Mono] filter</text:p>
      <text:p text:style-name="P1">16 = W-HP12 [Stereo] filter</text:p>
      <text:p text:style-name="P1">17 = W-HP24 [Mono] filter</text:p>
      <text:p text:style-name="P1"/>
      <text:p text:style-name="P1">Command '<text:span text:style-name="T20">16xx</text:span>': <text:span text:style-name="T20">Set Filter LFO Carrier position</text:span></text:p>
      <text:p text:style-name="P1"/>
      <text:p text:style-name="P1">xx = Position</text:p>
      <text:p text:style-name="P1"/>
      <text:p text:style-name="P1"/>
      <text:p text:style-name="P1"/>
      <text:p text:style-name="P1"/>
      <text:p text:style-name="P1"/>
      <text:p text:style-name="P1"/>
      <text:p text:style-name="P1"/>
      <text:p text:style-name="P1"/>
      <text:p text:style-name="P1"><text:soft-page-break/>Command '<text:span text:style-name="T20">17xx</text:span>': <text:span text:style-name="T20">Auto Fade In Track</text:span></text:p>
      <text:p text:style-name="P1"/>
      <text:p text:style-name="P1">xx = Ticks</text:p>
      <text:p text:style-name="P1"/>
      <text:p text:style-name="P1">C-7 00 .. .. 1710.... </text:p>
      <text:p text:style-name="P1">--- .. .. .. 0000....</text:p>
      <text:p text:style-name="P1">--- .. .. .. 0000....</text:p>
      <text:p text:style-name="P1">G-6 00 .. .. 0000.... </text:p>
      <text:p text:style-name="P1">--- .. .. .. 0000.... <text:s text:c="3"/>and will be faded in too</text:p>
      <text:p text:style-name="P1">--- .. .. .. 0000....</text:p>
      <text:p text:style-name="P1">--- .. .. .. 0000....</text:p>
      <text:p text:style-name="P1">--- .. .. .. 1700.... </text:p>
      <text:p text:style-name="P1"/>
      <text:p text:style-name="P1">Command '<text:span text:style-name="T20">18xx</text:span>': <text:span text:style-name="T20">Auto Fade Out Track</text:span></text:p>
      <text:p text:style-name="P1"/>
      <text:p text:style-name="P1">xx = Ticks</text:p>
      <text:p text:style-name="P1"/>
      <text:p text:style-name="P1">Same behavior as above.</text:p>
      <text:p text:style-name="P1"/>
      <text:p text:style-name="P1">Command '<text:span text:style-name="T20">19xx</text:span>': <text:span text:style-name="T20">Volume Slide Up</text:span></text:p>
      <text:p text:style-name="P1"/>
      <text:p text:style-name="P1">xx = Speed</text:p>
      <text:p text:style-name="P1"/>
      <text:p text:style-name="P1">Command '<text:span text:style-name="T20">1Axx</text:span>': <text:span text:style-name="T20">Volume Slide Down</text:span></text:p>
      <text:p text:style-name="P1"/>
      <text:p text:style-name="P1">xx = Speed</text:p>
      <text:p text:style-name="P1"/>
      <text:p text:style-name="P1">Command '<text:span text:style-name="T20">1Bxy</text:span>': <text:span text:style-name="T20">Arpeggio</text:span></text:p>
      <text:p text:style-name="P1"/>
      <text:p text:style-name="P1">x = Second relative semi tone</text:p>
      <text:p text:style-name="P1">y = Third relative semi tone</text:p>
      <text:p text:style-name="P1"/>
      <text:p text:style-name="P1">C-7 00 .. .. 1B37.... </text:p>
      <text:p text:style-name="P1">--- .. .. .. 0000....</text:p>
      <text:p text:style-name="P1">--- .. .. .. 0000....</text:p>
      <text:p text:style-name="P1">--- .. .. .. 0000....</text:p>
      <text:p text:style-name="P1">--- .. .. .. 1B38.... </text:p>
      <text:p text:style-name="P1">--- .. .. .. 0000....</text:p>
      <text:p text:style-name="P1">--- .. .. .. 0000....</text:p>
      <text:p text:style-name="P1">--- .. .. .. 0000....</text:p>
      <text:p text:style-name="P1">--- .. .. .. 1B00.... </text:p>
      <text:p text:style-name="P1"/>
      <text:p text:style-name="P1">Command '<text:span text:style-name="T20">1Cxx</text:span>': <text:span text:style-name="T20">Set Global Volume</text:span></text:p>
      <text:p text:style-name="P1"/>
      <text:p text:style-name="P1">xx = Volume level</text:p>
      <text:p text:style-name="P1"/>
      <text:p text:style-name="P1">Command '<text:span text:style-name="T20">1Dxy</text:span>': <text:span text:style-name="T20">Vibrato</text:span></text:p>
      <text:p text:style-name="P1"/>
      <text:p text:style-name="P1">x = Speed</text:p>
      <text:p text:style-name="P1">y = Depth</text:p>
      <text:p text:style-name="P1"/>
      <text:p text:style-name="P1">C-7 00 .. .. 1D46.... </text:p>
      <text:p text:style-name="P1">--- .. .. .. 0000....</text:p>
      <text:p text:style-name="P1">--- .. .. .. 0000....</text:p>
      <text:p text:style-name="P1">--- .. .. .. 0000....</text:p>
      <text:p text:style-name="P1">--- .. .. .. 1D7F.... </text:p>
      <text:p text:style-name="P1">--- .. .. .. 0000....</text:p>
      <text:p text:style-name="P1">--- .. .. .. 0000....</text:p>
      <text:p text:style-name="P1">--- .. .. .. 0000....</text:p>
      <text:p text:style-name="P1">--- .. .. .. 1D00.... </text:p>
      <text:p text:style-name="P1"/>
      <text:p text:style-name="P1"/>
      <text:p text:style-name="P1"/>
      <text:p text:style-name="P1"/>
      <text:p text:style-name="P1"><text:soft-page-break/>Command '<text:span text:style-name="T20">1E0x</text:span>': <text:span text:style-name="T20">Select Instrument Playing Way</text:span></text:p>
      <text:p text:style-name="P1"/>
      <text:p text:style-name="P1">0 = Play forward</text:p>
      <text:p text:style-name="P1">1 = Play backward</text:p>
      <text:p text:style-name="P1"/>
      <text:p text:style-name="P1">Command '<text:span text:style-name="T20">1Fxx</text:span>': <text:span text:style-name="T20">Position Jump</text:span></text:p>
      <text:p text:style-name="P1"/>
      <text:p text:style-name="P1">xx = New position</text:p>
      <text:p text:style-name="P1"/>
      <text:p text:style-name="P1">Command '<text:span text:style-name="T20">20xx</text:span>': <text:span text:style-name="T20">Fine Volume Slide Up</text:span></text:p>
      <text:p text:style-name="P1"/>
      <text:p text:style-name="P1">xx = Amount</text:p>
      <text:p text:style-name="P1"/>
      <text:p text:style-name="P1">Command '<text:span text:style-name="T20">21xx</text:span>': <text:span text:style-name="T20">Fine Volume Slide Down</text:span></text:p>
      <text:p text:style-name="P1"/>
      <text:p text:style-name="P1">xx = Amount</text:p>
      <text:p text:style-name="P1"/>
      <text:p text:style-name="P1">Command '<text:span text:style-name="T20">22xx</text:span>': <text:span text:style-name="T20">Fine Pitch Up</text:span></text:p>
      <text:p text:style-name="P1"/>
      <text:p text:style-name="P1">xx = Amount</text:p>
      <text:p text:style-name="P1"/>
      <text:p text:style-name="P1">Command '<text:span text:style-name="T20">23xx</text:span>': <text:span text:style-name="T20">Fine Pitch Down</text:span></text:p>
      <text:p text:style-name="P1"/>
      <text:p text:style-name="P1">xx = Amount</text:p>
      <text:p text:style-name="P1"/>
      <text:p text:style-name="P1">Command '<text:span text:style-name="T20">240x</text:span>': <text:span text:style-name="T20">Turn flanger on/off</text:span></text:p>
      <text:p text:style-name="P1"/>
      <text:p text:style-name="P1">0 = Turn it off</text:p>
      <text:p text:style-name="P1">1 = Turn it on</text:p>
      <text:p text:style-name="P1"/>
      <text:p text:style-name="P1">Command '<text:span text:style-name="T20">25xx</text:span>': <text:span text:style-name="T20">Set shuffle value</text:span></text:p>
      <text:p text:style-name="P1"/>
      <text:p text:style-name="P1">xx = Amount</text:p>
      <text:p text:style-name="P1"/>
      <text:p text:style-name="P1">Command '<text:span text:style-name="T20">26xx</text:span>': <text:span text:style-name="T20">Set reverb filter cutoff</text:span></text:p>
      <text:p text:style-name="P1"/>
      <text:p text:style-name="P1">xx = Amount</text:p>
      <text:p text:style-name="P1"/>
      <text:p text:style-name="P27">Command '<text:span text:style-name="T20">27xx</text:span>': <text:span text:style-name="T20">Set reverb filter resonance</text:span></text:p>
      <text:p text:style-name="P27"/>
      <text:p text:style-name="P27">xx = Amount</text:p>
      <text:p text:style-name="P27"/>
      <text:p text:style-name="P27">Command '<text:span text:style-name="T20">2</text:span><text:span text:style-name="T21">80</text:span><text:span text:style-name="T20">x</text:span>': <text:span text:style-name="T10">Turn track filter on/off</text:span></text:p>
      <text:p text:style-name="P27"/>
      <text:p text:style-name="P27">0 = Turn it off</text:p>
      <text:p text:style-name="P27">1 = Turn it on</text:p>
      <text:p text:style-name="P27"/>
      <text:p text:style-name="P27">Command '<text:span text:style-name="T20">F0xx</text:span>': <text:span text:style-name="T20">Set BPM Speed</text:span></text:p>
      <text:p text:style-name="P1"/>
      <text:p text:style-name="P1">xx = BPM</text:p>
      <text:p text:style-name="P1"/>
      <text:p text:style-name="P1">Command '<text:span text:style-name="T20">31xy</text:span>': <text:span text:style-name="T20">Trigger 303 Bass Line (Unit 1)</text:span></text:p>
      <text:p text:style-name="P1"/>
      <text:p text:style-name="P1">x = Bank (A-D)</text:p>
      <text:p text:style-name="P1">y = Pattern (1-8)</text:p>
      <text:p text:style-name="P1"/>
      <text:p text:style-name="P1">'00' will trigger current selected pattern</text:p>
      <text:p text:style-name="P1">‘<text:span text:style-name="T33">ff’ will stop the bass line</text:span></text:p>
      <text:p text:style-name="P1"/>
      <text:p text:style-name="P1">Command '<text:span text:style-name="T20">32xy</text:span>': <text:span text:style-name="T20">Trigger 303 Bass Line (Unit 2)</text:span></text:p>
      <text:p text:style-name="P1"/>
      <text:p text:style-name="P1">x = Bank (A-D)</text:p>
      <text:p text:style-name="P1">y = Pattern (1-8)</text:p>
      <text:p text:style-name="P1"/>
      <text:p text:style-name="P1"><text:soft-page-break/>'00' will trigger current selected pattern</text:p>
      <text:p text:style-name="P28">‘<text:span text:style-name="T33">ff’ will stop the bass line</text:span></text:p>
      <text:p text:style-name="P28"/>
      <text:p text:style-name="P1">Where 'xx' is a number between $00 and $FF (hex):</text:p>
      <text:p text:style-name="P1"/>
      <text:p text:style-name="P1">Command '<text:span text:style-name="T20">33xx</text:span>': <text:span text:style-name="T20">Set 303 (Unit 1) Filter Cutoff</text:span></text:p>
      <text:p text:style-name="P1">Command '<text:span text:style-name="T20">34xx</text:span>': <text:span text:style-name="T20">Set 303 (Unit 2) Filter Cutoff</text:span></text:p>
      <text:p text:style-name="P1">Command '<text:span text:style-name="T20">35xx</text:span>': <text:span text:style-name="T20">Set 303 (Unit 1) Filter Resonance</text:span></text:p>
      <text:p text:style-name="P1">Command '<text:span text:style-name="T20">36xx</text:span>': <text:span text:style-name="T20">Set 303 (Unit 2) Filter Resonance</text:span></text:p>
      <text:p text:style-name="P1">Command '<text:span text:style-name="T20">37xx</text:span>': <text:span text:style-name="T20">Set 303 (Unit 1) Filter Env Mod</text:span></text:p>
      <text:p text:style-name="P1">Command '<text:span text:style-name="T20">38xx</text:span>': <text:span text:style-name="T20">Set 303 (Unit 2) Filter Env Mod</text:span></text:p>
      <text:p text:style-name="P1">Command '<text:span text:style-name="T20">39xx</text:span>': <text:span text:style-name="T20">Set 303 (Unit 1) Filter Decay</text:span></text:p>
      <text:p text:style-name="P1">Command '<text:span text:style-name="T20">3Axx</text:span>': <text:span text:style-name="T20">Set 303 (Unit 2) Filter Decay</text:span></text:p>
      <text:p text:style-name="P1">Command '<text:span text:style-name="T20">3Bxx</text:span>': <text:span text:style-name="T20">Set 303 (Unit 1) Accent</text:span></text:p>
      <text:p text:style-name="P1">Command '<text:span text:style-name="T20">3Cxx</text:span>': <text:span text:style-name="T20">Set 303 (Unit 2) Accent</text:span></text:p>
      <text:p text:style-name="P1">Command '<text:span text:style-name="T20">3Dxx</text:span>': <text:span text:style-name="T20">Set 303 (Unit 1) Tune</text:span></text:p>
      <text:p text:style-name="P1">Command '<text:span text:style-name="T20">3Exx</text:span>': <text:span text:style-name="T20">Set 303 (Unit 2) Tune</text:span></text:p>
      <text:p text:style-name="P1">Command '<text:span text:style-name="T20">41xx</text:span>': <text:span text:style-name="T20">Set 303 (Unit 1) Volume</text:span></text:p>
      <text:p text:style-name="P1">Command '<text:span text:style-name="T20">42xx</text:span>': <text:span text:style-name="T20">Set 303 (Unit 2) Volume</text:span></text:p>
      <text:p text:style-name="P1"/>
      <text:p text:style-name="P1"/>
      <text:p text:style-name="P14">The volume column</text:p>
      <text:p text:style-name="P1"/>
      <text:p text:style-name="P1">Command '<text:span text:style-name="T20">xx</text:span>': <text:span text:style-name="T20">Set Volume (00 to 40)</text:span></text:p>
      <text:p text:style-name="P1"/>
      <text:p text:style-name="P1">Command '<text:span text:style-name="T20">Fx</text:span>': N<text:span text:style-name="T20">ote Cut</text:span></text:p>
      <text:p text:style-name="P1"/>
      <text:p text:style-name="P1">x = <text:span text:style-name="T9">tick</text:span> number where the note should be cut</text:p>
      <text:p text:style-name="P1"/>
      <text:p text:style-name="P1"/>
      <text:p text:style-name="P10"><text:span text:style-name="T8">The p</text:span>anning column</text:p>
      <text:p text:style-name="P1"/>
      <text:p text:style-name="P1">Command '<text:span text:style-name="T20">xx</text:span>': <text:span text:style-name="T20">Panning (00 to 80)</text:span></text:p>
      <text:p text:style-name="P1"/>
      <text:p text:style-name="P1">Command '<text:span text:style-name="T20">90</text:span>': <text:span text:style-name="T20">Send Midi message</text:span></text:p>
      <text:p text:style-name="P1"/>
      <text:p text:style-name="P2">Send the command and data specified in the fx/data columns to Midi OUT selected device.</text:p>
      <text:p text:style-name="P2"/>
      <text:p text:style-name="P1">ex: 90 4050</text:p>
      <text:p text:style-name="P1"/>
      <text:p text:style-name="P1">Send command 0x40 with data 0x50.</text:p>
      <text:p text:style-name="P1"/>
      <text:p text:style-name="P1"/>
      <text:p text:style-name="P47">Midi command:</text:p>
      <text:p text:style-name="P1"/>
      <text:p text:style-name="P1">Command '<text:span text:style-name="T20">80xx</text:span>': <text:span text:style-name="T20">Set Patch Bank</text:span></text:p>
      <text:p text:style-name="P1"/>
      <text:p text:style-name="P1">(might not work on all midi equipments)</text:p>
      <text:p text:style-name="P1">(<text:span text:style-name="T20">won't work in the replay routine</text:span>)</text:p>
      <text:p text:style-name="P1"/>
      <text:p text:style-name="P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1"/>
      <text:p text:style-name="P1"/>
      <text:p text:style-name="P1"/>
      <text:p text:style-name="P1"/>
      <text:p text:style-name="P1"/>
      <text:p text:style-name="P1"/>
      <text:p text:style-name="P1"/>
      <text:p text:style-name="P1"/>
      <text:p text:style-name="P1"/>
      <text:p text:style-name="P53"><text:soft-page-break/>The shortcuts</text:p>
      <text:p text:style-name="P22"/>
      <text:p text:style-name="P15">Playing</text:p>
      <text:p text:style-name="P15"/>
      <text:p text:style-name="P1">RCTRL: <text:s text:c="26"/>Play song from row 0.</text:p>
      <text:p text:style-name="P1">LSHIFT + RCTRL: <text:s text:c="17"/>Play song from current row.</text:p>
      <text:p text:style-name="P1">RALT: <text:s text:c="27"/>Play pattern from row 0.</text:p>
      <text:p text:style-name="P1">LSHIFT + RALT: <text:s text:c="18"/>Play pattern from current row.</text:p>
      <text:p text:style-name="P1">Left mouse on '&gt;': <text:s text:c="14"/>Play song from row 0.</text:p>
      <text:p text:style-name="P1">Right mouse on '&gt;': <text:s text:c="13"/>Play song from current row.</text:p>
      <text:p text:style-name="P1">Left mouse on '|&gt;': <text:s text:c="13"/>Play pattern from row 0.</text:p>
      <text:p text:style-name="P1">Right mouse on '|&gt;': <text:s text:c="12"/>Play pattern from current row.</text:p>
      <text:p text:style-name="P1">Left mouse on 'Edit/Record': <text:s text:c="4"/>Edit mode on/off.</text:p>
      <text:p text:style-name="P1">Right mouse on 'Edit/Record': <text:s text:c="3"/>Record mode on/off.</text:p>
      <text:p text:style-name="P1"/>
      <text:p text:style-name="P48">Editing</text:p>
      <text:p text:style-name="P1"/>
      <text:p text:style-name="P1">LSHIFT + ESCAPE: <text:s text:c="16"/>Switch large patterns view on/off</text:p>
      <text:p text:style-name="P1">TAB: <text:s text:c="28"/>Go to next track</text:p>
      <text:p text:style-name="P1">LSHIFT + TAB: <text:s text:c="19"/>Go to prev. track</text:p>
      <text:p text:style-name="P1">LCTRL + TAB: <text:s text:c="20"/>Go to next note in track</text:p>
      <text:p text:style-name="P1">LCTRL + LSHIFT + TAB: <text:s text:c="11"/>Go to prev. note in track</text:p>
      <text:p text:style-name="P1">SPACE: <text:s text:c="26"/>Toggle Edit mode On &amp; Off</text:p>
      <text:p text:style-name="P1"><text:s text:c="33"/>(Also stop if the song is being played)</text:p>
      <text:p text:style-name="P1">SHIFT SPACE: <text:s text:c="20"/>Toggle Record mode On &amp; Off</text:p>
      <text:p text:style-name="P1"><text:s text:c="33"/>(Wait for a key note to be pressed</text:p>
      <text:p text:style-name="P1"><text:s text:c="34"/>or a midi in message to be received)</text:p>
      <text:p text:style-name="P1">OWN ARROW: <text:s text:c="22"/>1 Line down</text:p>
      <text:p text:style-name="P1">UP ARROW: <text:s text:c="23"/>1 Line up</text:p>
      <text:p text:style-name="P1">LEFT ARROW: <text:s text:c="21"/>1 Row left</text:p>
      <text:p text:style-name="P1">RIGHT ARROW: <text:s text:c="20"/>1 Row right</text:p>
      <text:p text:style-name="P1">PREV. PAGE: <text:s text:c="21"/>16 Arrows Up</text:p>
      <text:p text:style-name="P1">NEXT PAGE: <text:s text:c="22"/>16 Arrows Down</text:p>
      <text:p text:style-name="P1">HOME / END: <text:s text:c="21"/>Top left / Bottom right of pattern</text:p>
      <text:p text:style-name="P1">LCTRL + HOME / END: <text:s text:c="13"/>First / last track</text:p>
      <text:p text:style-name="P23">F5, F6, F7, F8, F9: <text:s text:c="13"/>Jump to 0, 1/4, 2/4, 3/4, 4/4 lines of the <text:s text:c="12"/></text:p>
      <text:p text:style-name="P23"><text:s text:c="33"/>patterns</text:p>
      <text:p text:style-name="P1"/>
      <text:p text:style-name="P1">+ - (Numeric keypad): <text:s text:c="11"/>Next / Previous pattern</text:p>
      <text:p text:style-name="P1">LCTRL + LEFT / RIGHT: <text:s text:c="11"/>Next / Previous pattern</text:p>
      <text:p text:style-name="P1">LCTRL + LALT + LEFT / RIGHT: <text:s text:c="4"/>Next / Previous position</text:p>
      <text:p text:style-name="P1"/>
      <text:p text:style-name="P1">LALT + LEFT / RIGHT: <text:s text:c="12"/>Next / Previous instrument</text:p>
      <text:p text:style-name="P1">LSHIFT + M: <text:s text:c="21"/>Toggle mute state of the current channel</text:p>
      <text:p text:style-name="P1">LCTRL + LSHIFT + M: <text:s text:c="13"/>Solo the current track / Unmute all</text:p>
      <text:p text:style-name="P1">LSHIFT + F1 to F11: <text:s text:c="13"/>Select a tab/panel</text:p>
      <text:p text:style-name="P1">LCTRL + 1 to 4: <text:s text:c="17"/>Select a copy buffer</text:p>
      <text:p text:style-name="P1"/>
      <text:p text:style-name="P49">Tracking</text:p>
      <text:p text:style-name="P1"/>
      <text:p text:style-name="P1">1st and 2nd keys rows: <text:s text:c="10"/>Upper octave row</text:p>
      <text:p text:style-name="P1">3rd and 4th keys rows: <text:s text:c="10"/>Lower octave row</text:p>
      <text:p text:style-name="P1">RSHIFT: <text:s text:c="25"/>Insert a note off</text:p>
      <text:p text:style-name="P1">/ and * (Numeric keypad)</text:p>
      <text:p text:style-name="P1">or F1 / F2: <text:s text:c="21"/>-1 or +1 octave</text:p>
      <text:p text:style-name="P1">INSERT / BACKSPACE: <text:s text:c="13"/>Insert or Delete a line in current track</text:p>
      <text:p text:style-name="P24"><text:s text:c="33"/>or current selected block.</text:p>
      <text:p text:style-name="P1">LSHIFT + INSERT / BACKSPACE: <text:s text:c="4"/>Insert or Delete a line in current pattern</text:p>
      <text:p text:style-name="P1">DELETE (NOT BACKSPACE): <text:s text:c="9"/>Empty a column or a selected block.</text:p>
      <text:p text:style-name="P51"/>
      <text:p text:style-name="P51"/>
      <text:p text:style-name="P51"/>
      <text:p text:style-name="P51"/>
      <text:p text:style-name="P51"><text:soft-page-break/>Block manipulations</text:p>
      <text:p text:style-name="P1"/>
      <text:p text:style-name="P2">(Blocks can also be selected with the mouse by holding the right button and scrolling the pattern with the mouse wheel).</text:p>
      <text:p text:style-name="P2"/>
      <text:p text:style-name="P1">LCTRL + A: <text:s text:c="9"/>Select entire current track</text:p>
      <text:p text:style-name="P1">LCTRL + LSHIFT + A: Select entire current pattern</text:p>
      <text:p text:style-name="P1">LALT + A: <text:s text:c="10"/>Select entire column note in a track</text:p>
      <text:p text:style-name="P1">LALT + LSHIFT + A: <text:s/>Select all notes of a track</text:p>
      <text:p text:style-name="P1">LCTRL + X: <text:s text:c="9"/>Cut the selected block and copy it into the block-buffer</text:p>
      <text:p text:style-name="P1">LCTRL + C: <text:s text:c="9"/>Copy the selected block into the block-buffer</text:p>
      <text:p text:style-name="P1">LCTRL + V: <text:s text:c="9"/>Paste the data from the block buffer into the pattern</text:p>
      <text:p text:style-name="P1"/>
      <text:p text:style-name="P1">LCTRL + I: <text:s text:c="9"/>Interpolate selected data from the first</text:p>
      <text:p text:style-name="P1"><text:s text:c="20"/>to the last row of a selection</text:p>
      <text:p text:style-name="P1"/>
      <text:p text:style-name="P1">example: (assuming only the 2 effects data columns are selected)</text:p>
      <text:p text:style-name="P1"/>
      <text:p text:style-name="P1">C-3 <text:s/>04 <text:s/>.. <text:s/>.. <text:s/>09 <text:s/>00 ---&gt; C-3 <text:s/>04 <text:s/>.. <text:s/>.. <text:s/>09 <text:s/>00</text:p>
      <text:p text:style-name="P1">C-3 <text:s/>04 <text:s/>.. <text:s/>.. <text:s/>09 <text:s/>00 ---&gt; C-3 <text:s/>04 <text:s/>.. <text:s/>.. <text:s/>09 <text:s/>02</text:p>
      <text:p text:style-name="P1">C-3 <text:s/>04 <text:s/>.. <text:s/>.. <text:s/>09 <text:s/>00 ---&gt; C-3 <text:s/>04 <text:s/>.. <text:s/>.. <text:s/>09 <text:s/>05</text:p>
      <text:p text:style-name="P1">C-3 <text:s/>04 <text:s/>.. <text:s/>.. <text:s/>09 <text:s/>00 ---&gt; C-3 <text:s/>04 <text:s/>.. <text:s/>.. <text:s/>09 <text:s/>08</text:p>
      <text:p text:style-name="P1">C-3 <text:s/>04 <text:s/>.. <text:s/>.. <text:s/>09 <text:s/>00 ---&gt; C-3 <text:s/>04 <text:s/>.. <text:s/>.. <text:s/>09 <text:s/>0A</text:p>
      <text:p text:style-name="P1">C-3 <text:s/>04 <text:s/>.. <text:s/>.. <text:s/>09 <text:s/>00 ---&gt; C-3 <text:s/>04 <text:s/>.. <text:s/>.. <text:s/>09 <text:s/>0D</text:p>
      <text:p text:style-name="P1">C-3 <text:s/>04 <text:s/>.. <text:s/>.. <text:s/>09 <text:s/>10 ---&gt; C-3 <text:s/>04 <text:s/>.. <text:s/>.. <text:s/>09 <text:s/>10</text:p>
      <text:p text:style-name="P1"/>
      <text:p text:style-name="P2">Cool to make cutoff transitions, etc...</text:p>
      <text:p text:style-name="P2">(You can also switch on the Slider Rec to On, and perform parameter-live-recording, such as cutoff, resonance or panning tweaking, etc..)</text:p>
      <text:p text:style-name="P2"/>
      <text:p text:style-name="P6">Note:</text:p>
      <text:p text:style-name="P6">this command (as well as the randomize one below) only works for volume/panning and fx data columns.</text:p>
      <text:p text:style-name="P2"/>
      <text:p text:style-name="P1">LSHIFT + ARROWS</text:p>
      <text:p text:style-name="P1">PREV. PAGE</text:p>
      <text:p text:style-name="P1">NEXT PAGE: <text:s text:c="9"/>Select a block</text:p>
      <text:p text:style-name="P1"/>
      <text:p text:style-name="P25">LCTRL + R: <text:s text:c="9"/>Randomize the select columns of a selection, works similar <text:s text:c="3"/></text:p>
      <text:p text:style-name="P25"><text:s text:c="20"/>to CTRL + I, but it randomizes values instead of <text:s text:c="21"/></text:p>
      <text:p text:style-name="P25"><text:s text:c="20"/><text:span text:style-name="T30">i</text:span>nterpolating them.</text:p>
      <text:p text:style-name="P1"/>
      <text:p text:style-name="P1">LCTRL + U: <text:s text:c="9"/>Transpose the note of a selection to 1 seminote higher</text:p>
      <text:p text:style-name="P1">LCTRL + D: <text:s text:c="9"/>Transpose the note of a selection to 1 seminote lower</text:p>
      <text:p text:style-name="P1">LCTRL + LSHIFT + U: Transpose the note of a selection to 1 seminote higher</text:p>
      <text:p text:style-name="P1"><text:s text:c="20"/>(only for the current instrument)</text:p>
      <text:p text:style-name="P1">LCTRL + LSHIFT + D: Transpose the note of a selection to 1 seminote lower</text:p>
      <text:p text:style-name="P1"><text:s text:c="20"/>(only for the current instrument)</text:p>
      <text:p text:style-name="P1">LCTRL + H: <text:s text:c="9"/>Transpose the note of a selection to 1 octave higher</text:p>
      <text:p text:style-name="P1">LCTRL + L: <text:s text:c="9"/>Transpose the note of a selection to 1 octave lower</text:p>
      <text:p text:style-name="P1">LCTRL + LSHIFT + H: Transpose the note of a selection to 1 octave higher</text:p>
      <text:p text:style-name="P1"><text:s text:c="20"/>(only for the current instrument)</text:p>
      <text:p text:style-name="P1">LCTRL + LSHIFT + L: Transpose the note of a selection to 1 octave lower</text:p>
      <text:p text:style-name="P1"><text:s text:c="20"/>(only for the current instrument)</text:p>
      <text:p text:style-name="P1">LCTRL + W: <text:s text:c="9"/>Save the current selection into a file</text:p>
      <text:p text:style-name="P1"/>
      <text:p text:style-name="P50">Misc.</text:p>
      <text:p text:style-name="P1"/>
      <text:p text:style-name="P1">LALT + ENTER: <text:s text:c="6"/>Switch between full screen / windowed mode</text:p>
      <text:p text:style-name="P1">LALT + F4: <text:s text:c="9"/>Exit program (Windows only)</text:p>
      <text:p text:style-name="P1">LCTRL + S: <text:s text:c="9"/>Save current module</text:p>
      <text:p text:style-name="P1">LSHIFT + S: <text:s text:c="8"/>Switch top right panel to synths list</text:p>
      <text:p text:style-name="P1">LSHIFT + I: <text:s text:c="8"/>Switch top right panel to instruments list</text:p>
      <text:p text:style-name="P1"/>
      <text:p text:style-name="P38"><text:soft-page-break/>Keyboard definitions</text:p>
      <text:p text:style-name="P1"/>
      <text:p text:style-name="P2">In order to keep a constant layout for the keyboard, the tracker uses locale keyboards text definitions which are located within the skins directory.</text:p>
      <text:p text:style-name="P1"/>
      <text:p text:style-name="P2">These files contains the full name of the region on the first line and the 37 ASCII codes used for that particular type of keyboard (the keys layout) following on 4 rows.</text:p>
      <text:p text:style-name="P2"/>
      <text:p text:style-name="P1">To add a new keyboard definition:</text:p>
      <text:p text:style-name="P1"/>
      <text:p text:style-name="P2">first copy an already existing file and rename it after the keyboard's country it is supposed to describe, modify the 4 rows then edit the skin.xml file and insert it's file's name into the value key of the "keyboards" tag along with the others.</text:p>
      <text:p text:style-name="P2"/>
      <text:p text:style-name="P2">Load (or reload) the tracker and select the new keyboard in the Misc. Setup panel.</text:p>
      <text:p text:style-name="P2"/>
      <text:p text:style-name="P2">Hexadecimal notation is allowed in the form 0xXXXX or just plain ASCII. (it *may* work with unicode characters but i haven't tested it).</text:p>
      <text:p text:style-name="P2"/>
      <text:p text:style-name="P1">You can eventually submit a new keyboard layout at: charlet.franck@wanadoo.fr</text:p>
      <text:p text:style-name="P1"/>
      <text:p text:style-name="P39">Compiling the <text:span text:style-name="T11">source</text:span></text:p>
      <text:p text:style-name="P1"/>
      <text:p text:style-name="P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
      <text:p text:style-name="P2">In order to use the replay routine either use the provided makefiles or vc studio projects located in the release/distrib/replay directory, a .ptp module file and a ptk_properties.h source file <text:span text:style-name="T31">(</text:span>both generated by the tracker<text:span text:style-name="T31">)</text:span>. Replace the PTK_MODULE variable content of the assembly files located in release/distrib/replay/test with the filename of the .ptp module and compile.</text:p>
      <text:p text:style-name="P2"/>
      <text:p text:style-name="P52">Porting the tracker</text:p>
      <text:p text:style-name="P1"/>
      <text:p text:style-name="P2">In order to port the tracker to another operating system, several issues should be considered (beside crafting the relevant makefiles, that is):</text:p>
      <text:p text:style-name="P2"/>
      <text:p text:style-name="P10">1. The keyboard handling:</text:p>
      <text:p text:style-name="P1"/>
      <text:p text:style-name="P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unicode is handled differently.</text:p>
      <text:p text:style-name="P2"/>
      <text:p text:style-name="P10">2. The executable path:</text:p>
      <text:p text:style-name="P1"/>
      <text:p text:style-name="P2">The variable "ExePath" must be filled with the current path of the executable <text:span text:style-name="T32">f</text:span>ile during main(), all the data loading are relative to this variable.</text:p>
      <text:p text:style-name="P2"/>
      <text:p text:style-name="P2">The way to obtain it can be different depending on the operating system.</text:p>
      <text:p text:style-name="P1"/>
      <text:p text:style-name="P10">3. The midi drivers:</text:p>
      <text:p text:style-name="P1"/>
      <text:p text:style-name="P2">These can be disabled at compilation by using the __NOMIDI__ constant, the midi in/out drivers are located in src/midi/midi_drv_xxxxx.cpp files.</text:p>
      <text:p text:style-name="P2"/>
      <text:p text:style-name="P2"><text:soft-page-break/>The functions of the drivers mainly concern enumerating the devices, opening them, receiving/sending messages and calling the callback function for incoming messages.</text:p>
      <text:p text:style-name="P2"/>
      <text:p text:style-name="P10">4. The codecs:</text:p>
      <text:p text:style-name="P1"/>
      <text:p text:style-name="P2">To reduce the size of the modules, the tracker is using (lossy) codecs present in the operating system to pack (and depack) the samples in .ptp module files. This can be disabled at compilation too by using the __NOCODEC__ constant. I'll try to come up with an acceptable solution for operating systems which do not come with codecs pre-installed.</text:p>
      <text:p text:style-name="P2"/>
      <text:p text:style-name="P2">Note that packing samples in .ptp files is not mandatory (the packing scheme for each sample can be set to none in the tracker).</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hanks</text:p>
      <text:p text:style-name="P1"/>
      <text:p text:style-name="P10">Arguru:</text:p>
      <text:p text:style-name="P1"/>
      <text:p text:style-name="P1">The original NoiseTrekker.</text:p>
      <text:p text:style-name="P1"/>
      <text:p text:style-name="P10">Fredrik Wikstrom:</text:p>
      <text:p text:style-name="P1"/>
      <text:p text:style-name="P1">Amiga OS 4 port.</text:p>
      <text:p text:style-name="P1"/>
      <text:p text:style-name="P10">Fernando Mastandrea:</text:p>
      <text:p text:style-name="P1"/>
      <text:p text:style-name="P1">AROS port.</text:p>
      <text:p text:style-name="P1"/>
      <text:p text:style-name="P18">Samuel Crow:</text:p>
      <text:p text:style-name="P31"/>
      <text:p text:style-name="P31">Haiku port.</text:p>
      <text:p text:style-name="P10"/>
      <text:p text:style-name="P10">Gary P. Scavone:</text:p>
      <text:p text:style-name="P1"/>
      <text:p text:style-name="P1">Rtmidi class.</text:p>
      <text:p text:style-name="P1"/>
      <text:p text:style-name="P11">Daxx, Teis, Kaneel, Ne7, Preacher, Mice, Kmuland, Manwe, Manbearpig, Misioslaw, Raina, Grusbanan, Syphus, Nula, Little bitchard, Lemmon, cp, matchugovsky, Evil, Mike West, Theorize, phecda, sk.syncsound:</text:p>
      <text:p text:style-name="P2"/>
      <text:p text:style-name="P1">Beta testing, ideas &amp; bugs reports.</text:p>
      <text:p text:style-name="P1"/>
      <text:p text:style-name="P10">99:</text:p>
      <text:p text:style-name="P1"/>
      <text:p text:style-name="P1">Lunch with the gods.ptk</text:p>
      <text:p text:style-name="P1"/>
      <text:p text:style-name="P10">Archangel:</text:p>
      <text:p text:style-name="P1"/>
      <text:p text:style-name="P1">Wonderland.ptk</text:p>
      <text:p text:style-name="P1"/>
      <text:p text:style-name="P10">Bassie:</text:p>
      <text:p text:style-name="P1"/>
      <text:p text:style-name="P1">Gone tipsy.ptk</text:p>
      <text:p text:style-name="P1"/>
      <text:p text:style-name="P10">Bionic:</text:p>
      <text:p text:style-name="P1"/>
      <text:p text:style-name="P1">Factory of hybrid.ptk</text:p>
      <text:p text:style-name="P1"/>
      <text:p text:style-name="P10">DJ Amfibia:</text:p>
      <text:p text:style-name="P1"/>
      <text:p text:style-name="P1">Our trip to syrius.ptk</text:p>
      <text:p text:style-name="P1"/>
      <text:p text:style-name="P10">Doktor:</text:p>
      <text:p text:style-name="P1"/>
      <text:p text:style-name="P1">Aquarium.ptk</text:p>
      <text:p text:style-name="P1"/>
      <text:p text:style-name="P10">Dune:</text:p>
      <text:p text:style-name="P1"/>
      <text:p text:style-name="P1">Alterraid.ptk</text:p>
      <text:p text:style-name="P1">Aulral.ptk</text:p>
      <text:p text:style-name="P1">Dne_wro3.ptk</text:p>
      <text:p text:style-name="P1"/>
      <text:p text:style-name="P10">Drawer:</text:p>
      <text:p text:style-name="P1"/>
      <text:p text:style-name="P1">AcidTrance.ptk</text:p>
      <text:p text:style-name="P10"/>
      <text:p text:style-name="P10"/>
      <text:p text:style-name="P10"><text:soft-page-break/>Falcon:</text:p>
      <text:p text:style-name="P1"/>
      <text:p text:style-name="P1">Vacation climate.ptk</text:p>
      <text:p text:style-name="P1">Without performer.ptk</text:p>
      <text:p text:style-name="P1"/>
      <text:p text:style-name="P10">Ganja:</text:p>
      <text:p text:style-name="P1"/>
      <text:p text:style-name="P1">Plastic elements.ptk</text:p>
      <text:p text:style-name="P1"/>
      <text:p text:style-name="P16">Jiffypop23:</text:p>
      <text:p text:style-name="P26"/>
      <text:p text:style-name="P26">Arrhenius.ptk</text:p>
      <text:p text:style-name="P1"/>
      <text:p text:style-name="P10">Nula:</text:p>
      <text:p text:style-name="P1"/>
      <text:p text:style-name="P1">Ordinary-Zero.ptk</text:p>
      <text:p text:style-name="P1"/>
      <text:p text:style-name="P10">Maktone:</text:p>
      <text:p text:style-name="P1"/>
      <text:p text:style-name="P1">Comic Bakery Remix.ptk</text:p>
      <text:p text:style-name="P1"/>
      <text:p text:style-name="P10">Mice:</text:p>
      <text:p text:style-name="P1"/>
      <text:p text:style-name="P1">Bitchbiker.ptk</text:p>
      <text:p text:style-name="P1">Primitive.ptk</text:p>
      <text:p text:style-name="P1"/>
      <text:p text:style-name="P10">Okeanos:</text:p>
      <text:p text:style-name="P1"/>
      <text:p text:style-name="P1">Sudoku padawan.ptk</text:p>
      <text:p text:style-name="P1"/>
      <text:p text:style-name="P10">Revisq:</text:p>
      <text:p text:style-name="P1"/>
      <text:p text:style-name="P1">Goa.ptk</text:p>
      <text:p text:style-name="P1">Trip to exp.ptk</text:p>
      <text:p text:style-name="P1"/>
      <text:p text:style-name="P10">Rhino:</text:p>
      <text:p text:style-name="P1"/>
      <text:p text:style-name="P1">Brass tacks.ptk</text:p>
      <text:p text:style-name="P1">C-Masters.ptk</text:p>
      <text:p text:style-name="P1">Chemistry.ptk</text:p>
      <text:p text:style-name="P1">Dragon.ptk</text:p>
      <text:p text:style-name="P1">Dream weaver.ptk</text:p>
      <text:p text:style-name="P1">Jameson.ptk</text:p>
      <text:p text:style-name="P1">Money.ptk</text:p>
      <text:p text:style-name="P1">Round A Bout.ptk</text:p>
      <text:p text:style-name="P1"/>
      <text:p text:style-name="P10">Scorpik:</text:p>
      <text:p text:style-name="P1"/>
      <text:p text:style-name="P1">Love me daddy.ptk</text:p>
      <text:p text:style-name="P1"/>
      <text:p text:style-name="P10">Tomchi:</text:p>
      <text:p text:style-name="P1"/>
      <text:p text:style-name="P1">Devenirunpoulet.ptk</text:p>
      <text:p text:style-name="P1"/>
      <text:p text:style-name="P10">Wal:</text:p>
      <text:p text:style-name="P1"/>
      <text:p text:style-name="P1">Elevator zax.ptk</text:p>
      <text:p text:style-name="P1">Loop influenza.ptk</text:p>
      <text:p text:style-name="P1"/>
      <text:p text:style-name="P10">Wally:</text:p>
      <text:p text:style-name="P1"/>
      <text:p text:style-name="P1">Space game.ptk</text:p>
      <text:p text:style-name="P1"/>
      <text:p text:style-name="P10"/>
      <text:p text:style-name="P10"><text:soft-page-break/>Xtd:</text:p>
      <text:p text:style-name="P1"/>
      <text:p text:style-name="P1">Flight.ptk</text:p>
      <text:p text:style-name="P1">Warlock.ptk</text:p>
      <text:p text:style-name="P10"/>
      <text:p text:style-name="P10">Yzi:</text:p>
      <text:p text:style-name="P1"/>
      <text:p text:style-name="P1">Amarillo.ptk</text:p>
      <text:p text:style-name="P1">Spinning.ptk</text:p>
      <text:p text:style-name="P1"/>
      <text:p text:style-name="P10">Michael Wolniak, AAS Tao, Arguru:</text:p>
      <text:p text:style-name="P1"/>
      <text:p text:style-name="P1">Presets and instruments.</text:p>
      <text:p text:style-name="P1"/>
      <text:p text:style-name="P10">Leonid:</text:p>
      <text:p text:style-name="P1"/>
      <text:p text:style-name="P1">303 skin.</text:p>
      <text:p text:style-name="P1"/>
      <text:p text:style-name="P10">Alien^PDX:</text:p>
      <text:p text:style-name="P1"/>
      <text:p text:style-name="P1">The startup logo.</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2-11T16:24:51.419000000</dc:date>
    <meta:editing-duration>PT1H21M36S</meta:editing-duration>
    <meta:editing-cycles>166</meta:editing-cycles>
    <meta:generator>LibreOffice/7.1.5.2$Windows_X86_64 LibreOffice_project/85f04e9f809797b8199d13c421bd8a2b025d52b5</meta:generator>
    <meta:document-statistic meta:table-count="0" meta:image-count="0" meta:object-count="0" meta:page-count="20" meta:paragraph-count="542" meta:word-count="4418" meta:character-count="25745" meta:non-whitespace-character-count="20388"/>
  </office:meta>
</office:document-meta>
</file>